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7mm"/>
    </style:style>
    <style:style style:name="co2" style:family="table-column">
      <style:table-column-properties fo:break-before="auto" style:column-width="61.98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QTY.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HOT END HEATSINK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40X10MM FAN</text:p>
          </table:table-cell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LASER CUT FAN SPACER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UAL COLOUR COOLING BLOCK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UAL COLOUR HEATER BLOCK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0.5MM STAINLESS STEEL NOZZLE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HEATSINK SPACER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3X16MM CAP SCREW</text:p>
          </table:table-cell>
          <table:table-cell office:value-type="string" calcext:value-type="string">
            <text:p>FASTEN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3X35 CAP SCREW</text:p>
          </table:table-cell>
          <table:table-cell office:value-type="string" calcext:value-type="string">
            <text:p>FASTE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HOT END CONNECTOR ENCLOSURE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TFE TUBE 4X380MM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OWDEN START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TAPERED NUT MK2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3MM P CLIP</text:p>
          </table:table-cell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3 PLAIN WASHER</text:p>
          </table:table-cell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HEATER CARTRIDGE 12V CRIMPED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X2 FEMALE HOUSING</text:p>
          </table:table-cell>
          <table:table-cell office:value-type="string" calcext:value-type="string">
            <text:p>HARDW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HERMISTOR WIRING</text:p>
          </table:table-cell>
          <table:table-cell office:value-type="string" calcext:value-type="string">
            <text:p>&lt;CATEGORY&gt;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HERMISTOR HOT END 100K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TFE HEATSHRINK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5:22:04.433000000</dc:date>
    <meta:editing-duration>PT36S</meta:editing-duration>
    <meta:editing-cycles>1</meta:editing-cycles>
    <meta:document-statistic meta:table-count="1" meta:cell-count="84" meta:object-count="0"/>
    <meta:generator>LibreOffice/4.4.0.3$Windows_x86 LibreOffice_project/de093506bcdc5fafd9023ee680b8c60e3e0645d7</meta:generator>
  </office:meta>
</office:document-meta>
</file>